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51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line-height="100%" fo:text-align="start"/>
    </style:style>
    <style:style style:name="P3" style:family="paragraph">
      <style:paragraph-properties fo:line-height="150%"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6.51cm" svg:x="1.524cm" svg:y="1.016cm" presentation:class="subtitle" presentation:user-transformed="true">
          <draw:text-box>
            <text:p text:style-name="P1">Look at the Air Quality Pollution data and link it to weather data and water quality data. </text:p>
            <text:p text:style-name="P1"/>
            <text:p text:style-name="P1">Stakeholders: </text:p>
            <text:list text:style-name="L2">
              <text:list-item>
                <text:p text:style-name="P1">single users interested in air quality information</text:p>
              </text:list-item>
              <text:list-item>
                <text:p text:style-name="P1">councils interested in assessing environmental impacts</text:p>
              </text:list-item>
            </text:list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16.51cm" svg:x="1.778cm" svg:y="0.92cm" presentation:class="subtitle" presentation:user-transformed="true">
          <draw:text-box>
            <text:p text:style-name="P1">Available data:</text:p>
            <text:list text:style-name="L3">
              <text:list-item>
                <text:p text:style-name="P1">Daily forecast at different MET station locations</text:p>
              </text:list-item>
              <text:list-item>
                <text:p text:style-name="P1">Hourly measurements form sensors across the country</text:p>
              </text:list-item>
              <text:list-item>
                <text:p text:style-name="P1">Annual averages on a 1Km grid</text:p>
              </text:list-item>
            </text:list>
            <text:p text:style-name="P1"/>
            <text:p text:style-name="P1">Stakeholders: </text:p>
            <text:list text:style-name="L2">
              <text:list-item>
                <text:p text:style-name="P1">single users interested in air quality information at both long term and short term</text:p>
              </text:list-item>
            </text:list>
            <text:list text:style-name="L3">
              <text:list-header>
                <text:p text:style-name="P1"/>
              </text:list-header>
            </text:list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16.51cm" svg:x="1.524cm" svg:y="1.016cm" presentation:class="subtitle" presentation:user-transformed="true">
          <draw:text-box>
            <text:p text:style-name="P1">Two designs in mind: </text:p>
            <text:p text:style-name="P1"/>
            <text:list text:style-name="L2">
              <text:list-item>
                <text:p text:style-name="P1">an app for users to see the daily forecast augmented with the latest information from the nearby sensor. </text:p>
              </text:list-item>
              <text:list-item>
                <text:p text:style-name="P1">a web application in which long term changes in air quality (and more!) can be visualized</text:p>
                <text:p text:style-name="P1"/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3" draw:layer="layout" svg:width="25.199cm" svg:height="16.51cm" svg:x="1.524cm" svg:y="1.017cm" presentation:class="subtitle" presentation:user-transformed="true">
          <draw:text-box>
            <text:p text:style-name="P1">What we did: </text:p>
            <text:p text:style-name="P1"/>
            <text:list text:style-name="L3">
              <text:list-item>
                <text:p text:style-name="P2">Create a map of Britain with the daily forecast and the hourly data </text:p>
              </text:list-item>
              <text:list-item>
                <text:p text:style-name="P2">Start analysis the hourly data to obtain forecasts to augment the current information</text:p>
              </text:list-item>
              <text:list-item>
                <text:p text:style-name="P2">Calculate air quality changes across GB and display them</text:p>
                <text:p text:style-name="P2"/>
              </text:list-item>
            </text:list>
            <text:list text:style-name="L2">
              <text:list-header>
                <text:p text:style-name="P1"/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16.51cm" svg:x="1.524cm" svg:y="1.016cm" presentation:class="subtitle" presentation:user-transformed="true">
          <draw:text-box>
            <text:p text:style-name="P1">What we did NOT do:</text:p>
            <text:p text:style-name="P1"><text:s/></text:p>
            <text:list text:style-name="L3">
              <text:list-item>
                <text:p text:style-name="P1">Link air quality/water quality/meteorological data</text:p>
              </text:list-item>
              <text:list-item>
                <text:p text:style-name="P1">Build a decision tool for councils/managers to assess environmental impacts </text:p>
              </text:list-item>
            </text:list>
            <text:list text:style-name="L2">
              <text:list-header>
                <text:p text:style-name="P1"/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laria p</meta:initial-creator>
    <meta:creation-date>2015-02-28T15:02:58.934000000</meta:creation-date>
    <dc:date>2015-02-28T15:33:01.239000000</dc:date>
    <dc:creator>ilaria p</dc:creator>
    <meta:editing-duration>PT11M50S</meta:editing-duration>
    <meta:editing-cycles>5</meta:editing-cycles>
    <meta:generator>LibreOffice/4.1.2.3$Windows_x86 LibreOffice_project/40b2d7fde7e8d2d7bc5a449dc65df4d08a7dd38</meta:generator>
    <meta:document-statistic meta:object-count="36"/>
  </office:meta>
</office:document-meta>
</file>